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13.982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0.612cm"/>
    </style:style>
    <style:style style:name="co20" style:family="table-column">
      <style:table-column-properties fo:break-before="auto" style:column-width="0.841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ro6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0"/>
    <style:style style:name="ce68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1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1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6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6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8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6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5,knows_common|knows_athletics_5|knows_power_draw_6|knows_power_strike_6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5,knows_common|knows_athletics_5|knows_power_draw_6|knows_power_strike_6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, itm_riv_knight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knight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_mounted| tfg_gloves| tfg_armor| tfg_helm| tfg_horse| tfg_boots| tf_no_capture_alive,0,0,fac_imladris,[itm_riv_helm_b,itm_riv_foot_scale, itm_riv_knight, itm_riv_surcoat,itm_leather_gloves,itm_riv_boots,(itm_lorien_bow_reward,imod_bent), itm_elven_arrows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rider","Rivendell_Rider","Rivendell_Riders",tf_imladris| tf_mounted| tfg_gloves| tfg_armor| tfg_helm| tfg_horse| tfg_boots| tf_no_capture_alive,0,0,fac_imladris,[itm_riv_helm_b,itm_riv_foot_scale, itm_riv_knight, itm_riv_surcoat,itm_leather_gloves,itm_riv_boots,(itm_lorien_bow_reward,imod_bent), itm_elven_arrows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good, itm_riv_knight_good, itm_leather_gloves_good,itm_riv_boots,(itm_lorien_bow_reward,imod_bent), 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good, itm_riv_knight_good, itm_leather_gloves_good,itm_riv_boots,(itm_lorien_bow_reward,imod_bent), 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3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43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43),wp(90),knows_power_strike_6|knows_ironflesh_11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41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41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41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6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6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6),wp(8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6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6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6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2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ent2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2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70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6">
          <table:table-cell table:number-columns-repeated="7"/>
          <table:table-cell table:style-name="ce67" office:value-type="string" calcext:value-type="string">
            <text:p>Char 1</text:p>
          </table:table-cell>
          <table:table-cell table:style-name="ce67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2</text:p>
          </table:table-cell>
          <table:table-cell table:style-name="ce67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3</text:p>
          </table:table-cell>
          <table:table-cell table:style-name="ce67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4</text:p>
          </table:table-cell>
          <table:table-cell table:style-name="ce67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5</text:p>
          </table:table-cell>
          <table:table-cell table:style-name="ce67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6</text:p>
          </table:table-cell>
          <table:table-cell table:style-name="ce67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7</text:p>
          </table:table-cell>
          <table:table-cell table:style-name="ce67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6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.00.0000</text:date>, <text:time style:data-style-name="N2" text:time-value="15:35:30.66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/>
    <dc:creator>Selma </dc:creator>
    <meta:creation-date>2018-01-09T20:56:58Z</meta:creation-date>
    <dc:date>2020-07-10T15:36:08.441000000</dc:date>
    <meta:editing-cycles>418</meta:editing-cycles>
    <meta:editing-duration>P5DT8H34M12S</meta:editing-duration>
    <meta:document-statistic meta:table-count="2" meta:cell-count="7111" meta:object-count="0"/>
  </office:meta>
</office:document-meta>
</file>